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bberReceiver.process( MessageExchange exchange ,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Receiver.setFilter( Packet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Receiv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bberReceiver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Receive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